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automatic" fo:wrap-option="wrap"/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style:vertical-align="automatic" fo:wrap-option="wrap" fo:background-color="transparent"/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wrap-option="wrap"/>
    </style:style>
    <style:style style:name="ce1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wrap-option="wrap"/>
      <style:text-properties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0" style:family="table-cell" style:parent-style-name="Default" style:data-style-name="N36">
      <style:table-cell-properties fo:border="thin solid #000000" style:vertical-align="automatic" fo:background-color="#BFBFBF" style:repeat-content="false"/>
      <style:paragraph-properties fo:text-align="center"/>
    </style:style>
    <style:style style:name="ce21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center"/>
    </style:style>
    <style:style style:name="ce25" style:family="table-cell" style:parent-style-name="Default" style:data-style-name="N36">
      <style:table-cell-properties fo:border="thin solid #000000"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0.829027777777778cm" style:use-optimal-column-width="true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2.43416666666667cm" style:use-optimal-column-width="true"/>
    </style:style>
    <style:style style:name="co5" style:family="table-column">
      <style:table-column-properties fo:break-before="auto" style:column-width="6.36763888888889cm"/>
    </style:style>
    <style:style style:name="co6" style:family="table-column">
      <style:table-column-properties fo:break-before="auto" style:column-width="2.52236111111111cm" style:use-optimal-column-width="true"/>
    </style:style>
    <style:style style:name="co7" style:family="table-column">
      <style:table-column-properties fo:break-before="auto" style:column-width="2.57527777777778cm" style:use-optimal-column-width="true"/>
    </style:style>
    <style:style style:name="co8" style:family="table-column">
      <style:table-column-properties fo:break-before="auto" style:column-width="2.76930555555556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43.5pt" style:use-optimal-row-height="false" fo:break-before="auto"/>
    </style:style>
    <style:style style:name="ro3" style:family="table-row">
      <style:table-row-properties style:row-height="3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XY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19">
            <text:p>[-]</text:p>
          </table:table-cell>
          <table:table-cell office:value-type="string" table:style-name="ce8">
            <text:p>[m]</text:p>
          </table:table-cell>
          <table:table-cell office:value-type="string" table:number-columns-spanned="2" table:number-rows-spanned="1" table:style-name="ce9">
            <text:p>[m/s]</text:p>
          </table:table-cell>
          <table:covered-table-cell/>
          <table:table-cell table:style-name="ce8"/>
          <table:table-cell office:value-type="string" table:number-columns-spanned="3" table:number-rows-spanned="1" table:style-name="ce9">
            <text:p>[m/s^2]</text:p>
          </table:table-cell>
          <table:covered-table-cell table:number-columns-repeated="2"/>
          <table:table-cell office:value-type="string" table:style-name="ce10">
            <text:p>[sec]</text:p>
          </table:table-cell>
          <table:table-cell office:value-type="string" table:number-columns-spanned="2" table:number-rows-spanned="1" table:style-name="ce9">
            <text:p>[m/s]</text:p>
          </table:table-cell>
          <table:covered-table-cell/>
          <table:table-cell office:value-type="string" table:number-columns-spanned="3" table:number-rows-spanned="1" table:style-name="ce9">
            <text:p>[m]</text:p>
          </table:table-cell>
          <table:covered-table-cell table:number-columns-repeated="2"/>
          <table:table-cell table:style-name="ce1"/>
          <table:table-cell table:number-columns-spanned="2" table:number-rows-spanned="1" table:style-name="ce6"/>
          <table:covered-table-cell/>
          <table:table-cell table:number-columns-repeated="16367"/>
        </table:table-row>
        <table:table-row table:style-name="ro2">
          <table:table-cell office:value-type="string" table:style-name="ce19">
            <text:p>row</text:p>
          </table:table-cell>
          <table:table-cell office:value-type="string" table:style-name="ce11">
            <text:p><text:s/></text:p>
            <text:p>length of segment</text:p>
          </table:table-cell>
          <table:table-cell office:value-type="string" table:number-columns-spanned="2" table:number-rows-spanned="1" table:style-name="ce9">
            <text:p>speed</text:p>
          </table:table-cell>
          <table:covered-table-cell/>
          <table:table-cell table:style-name="ce8"/>
          <table:table-cell office:value-type="string" table:number-columns-spanned="3" table:number-rows-spanned="1" table:style-name="ce12">
            <text:p>acceleration in a segment by field</text:p>
          </table:table-cell>
          <table:covered-table-cell table:number-columns-repeated="2"/>
          <table:table-cell office:value-type="string" table:style-name="ce13">
            <text:p>time to<text:s/></text:p>
            <text:p>pass a<text:s/></text:p>
            <text:p>segment</text:p>
          </table:table-cell>
          <table:table-cell office:value-type="string" table:number-columns-spanned="2" table:number-rows-spanned="1" table:style-name="ce14">
            <text:p>speed after</text:p>
            <text:p>passed a<text:s/></text:p>
            <text:p>segment</text:p>
          </table:table-cell>
          <table:covered-table-cell/>
          <table:table-cell office:value-type="string" table:number-columns-spanned="3" table:number-rows-spanned="1" table:style-name="ce14">
            <text:p>distance</text:p>
          </table:table-cell>
          <table:covered-table-cell table:number-columns-repeated="2"/>
          <table:table-cell table:style-name="ce3"/>
          <table:table-cell table:number-columns-spanned="2" table:number-rows-spanned="1" table:style-name="ce7"/>
          <table:covered-table-cell/>
          <table:table-cell table:number-columns-repeated="16367"/>
        </table:table-row>
        <table:table-row table:style-name="ro3">
          <table:table-cell office:value-type="string" table:style-name="ce23">
            <text:p>N</text:p>
          </table:table-cell>
          <table:table-cell office:value-type="string" table:style-name="ce15">
            <text:p>s</text:p>
          </table:table-cell>
          <table:table-cell office:value-type="string" table:style-name="ce16">
            <text:p>vx</text:p>
          </table:table-cell>
          <table:table-cell office:value-type="string" table:style-name="ce16">
            <text:p>vy</text:p>
          </table:table-cell>
          <table:table-cell office:value-type="string" table:style-name="ce16">
            <text:p>absV</text:p>
          </table:table-cell>
          <table:table-cell office:value-type="string" table:style-name="ce15">
            <text:p>ax</text:p>
          </table:table-cell>
          <table:table-cell office:value-type="string" table:style-name="ce15">
            <text:p>ay</text:p>
          </table:table-cell>
          <table:table-cell office:value-type="string" table:style-name="ce15">
            <text:p>absA</text:p>
          </table:table-cell>
          <table:table-cell office:value-type="string" table:style-name="ce18">
            <text:p>ts=(sqrt(2*s*absA+absV^2)-absV)/absA : for a&gt;0</text:p>
            <text:p>ts=s/absV : for a=0</text:p>
            <text:p>ts=0 : for a=0 &amp; v=0</text:p>
          </table:table-cell>
          <table:table-cell office:value-type="string" table:style-name="ce17">
            <text:p>vxs=ax*ts+vx</text:p>
          </table:table-cell>
          <table:table-cell office:value-type="string" table:style-name="ce17">
            <text:p>vys=ay*ts+vy</text:p>
          </table:table-cell>
          <table:table-cell office:value-type="string" table:style-name="ce15">
            <text:p>sx=ax/2*ts^2+vx*ts</text:p>
          </table:table-cell>
          <table:table-cell office:value-type="string" table:style-name="ce15">
            <text:p>sy=ay/2*ts^2+vy*ts</text:p>
          </table:table-cell>
          <table:table-cell office:value-type="string" table:style-name="ce15">
            <text:p>absS=sqrt(sx^2+sy^2)</text:p>
          </table:table-cell>
          <table:table-cell table:style-name="ce4"/>
          <table:table-cell table:number-columns-repeated="2" table:style-name="ce5"/>
          <table:table-cell table:number-columns-repeated="16367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0">
            <text:p>2,000</text:p>
          </table:table-cell>
          <table:table-cell office:value-type="float" office:value="0" table:style-name="ce20">
            <text:p>0,000</text:p>
          </table:table-cell>
          <table:table-cell office:value-type="float" office:value="2" table:formula="of:=SQRT([.C4]^2+[.D4]^2)" table:style-name="ce21">
            <text:p>2,000</text:p>
          </table:table-cell>
          <table:table-cell office:value-type="float" office:value="4" table:style-name="ce20">
            <text:p>4,000</text:p>
          </table:table-cell>
          <table:table-cell office:value-type="float" office:value="0" table:style-name="ce20">
            <text:p>0,000</text:p>
          </table:table-cell>
          <table:table-cell office:value-type="float" office:value="4" table:formula="of:=SQRT([.F4]^2+[.G4]^2)" table:style-name="ce21">
            <text:p>4,000</text:p>
          </table:table-cell>
          <table:table-cell office:value-type="float" office:value="0.3660254037844386" table:formula="of:=IF([.H4]=0;IFERROR([.B4]/[.E4];10^10);(SQRT(2*[.H4]*[.B4]+[.E4]^2)-[.E4])/[.H4])" table:style-name="ce21">
            <text:p>0,366</text:p>
          </table:table-cell>
          <table:table-cell office:value-type="float" office:value="3.4641016151377544" table:formula="of:=[.F4]*[.I4]+[.C4]" table:style-name="ce22">
            <text:p>3,464</text:p>
          </table:table-cell>
          <table:table-cell office:value-type="float" office:value="0" table:formula="of:=[.G4]*[.I4]+[.D4]" table:style-name="ce22">
            <text:p>0,000</text:p>
          </table:table-cell>
          <table:table-cell office:value-type="float" office:value="0.99999999999999978" table:formula="of:=[.F4]/2*[.I4]^2+[.C4]*[.I4]" table:style-name="ce21">
            <text:p>1,000</text:p>
          </table:table-cell>
          <table:table-cell office:value-type="float" office:value="0" table:formula="of:=[.G4]/2*[.I4]^2+[.D4]*[.I4]" table:style-name="ce21">
            <text:p>0,000</text:p>
          </table:table-cell>
          <table:table-cell office:value-type="float" office:value="0.99999999999999978" table:formula="of:=SQRT([.L4]^2+[.M4]^2)" table:style-name="ce25">
            <text:p>1,000</text:p>
          </table:table-cell>
          <table:table-cell table:number-columns-repeated="16370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3.4641016151377544" table:formula="of:=[.J4]" table:style-name="ce21">
            <text:p>3,464</text:p>
          </table:table-cell>
          <table:table-cell office:value-type="float" office:value="0" table:formula="of:=[.K4]" table:style-name="ce21">
            <text:p>0,000</text:p>
          </table:table-cell>
          <table:table-cell office:value-type="float" office:value="3.4641016151377544" table:formula="of:=SQRT([.C5]^2+[.D5]^2)" table:style-name="ce21">
            <text:p>3,464</text:p>
          </table:table-cell>
          <table:table-cell office:value-type="float" office:value="4" table:style-name="ce20">
            <text:p>4,000</text:p>
          </table:table-cell>
          <table:table-cell office:value-type="float" office:value="0" table:style-name="ce20">
            <text:p>0,000</text:p>
          </table:table-cell>
          <table:table-cell office:value-type="float" office:value="4" table:formula="of:=SQRT([.F5]^2+[.G5]^2)" table:style-name="ce21">
            <text:p>4,000</text:p>
          </table:table-cell>
          <table:table-cell office:value-type="float" office:value="0.25200858496545631" table:formula="of:=IF([.H5]=0;IFERROR([.B5]/[.E5];10^10);(SQRT(2*[.H5]*[.B5]+[.E5]^2)-[.E5])/[.H5])" table:style-name="ce21">
            <text:p>0,252</text:p>
          </table:table-cell>
          <table:table-cell office:value-type="float" office:value="4.4721359549995796" table:formula="of:=[.F5]*[.I5]+[.C5]" table:style-name="ce22">
            <text:p>4,472</text:p>
          </table:table-cell>
          <table:table-cell office:value-type="float" office:value="0" table:formula="of:=[.G5]*[.I5]+[.D5]" table:style-name="ce22">
            <text:p>0,000</text:p>
          </table:table-cell>
          <table:table-cell office:value-type="float" office:value="1.0000000000000004" table:formula="of:=[.F5]/2*[.I5]^2+[.C5]*[.I5]" table:style-name="ce21">
            <text:p>1,000</text:p>
          </table:table-cell>
          <table:table-cell office:value-type="float" office:value="0" table:formula="of:=[.G5]/2*[.I5]^2+[.D5]*[.I5]" table:style-name="ce21">
            <text:p>0,000</text:p>
          </table:table-cell>
          <table:table-cell office:value-type="float" office:value="1.0000000000000004" table:formula="of:=SQRT([.L5]^2+[.M5]^2)" table:style-name="ce25">
            <text:p>1,000</text:p>
          </table:table-cell>
          <table:table-cell table:number-columns-repeated="16370" table:style-name="ce1"/>
        </table:table-row>
        <table:table-row table:style-name="ro1">
          <table:table-cell office:value-type="float" office:value="3" table:style-name="ce19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4.4721359549995796" table:formula="of:=[.J5]" table:style-name="ce21">
            <text:p>4,472</text:p>
          </table:table-cell>
          <table:table-cell office:value-type="float" office:value="0" table:formula="of:=[.K5]" table:style-name="ce21">
            <text:p>0,000</text:p>
          </table:table-cell>
          <table:table-cell office:value-type="float" office:value="4.4721359549995796" table:formula="of:=SQRT([.C6]^2+[.D6]^2)" table:style-name="ce21">
            <text:p>4,472</text:p>
          </table:table-cell>
          <table:table-cell office:value-type="float" office:value="-9" table:style-name="ce20">
            <text:p>-9,000</text:p>
          </table:table-cell>
          <table:table-cell office:value-type="float" office:value="0" table:style-name="ce20">
            <text:p>0,000</text:p>
          </table:table-cell>
          <table:table-cell office:value-type="float" office:value="9" table:formula="of:=SQRT([.F6]^2+[.G6]^2)" table:style-name="ce21">
            <text:p>9,000</text:p>
          </table:table-cell>
          <table:table-cell office:value-type="float" office:value="0.18803089421882183" table:formula="of:=IF([.H6]=0;IFERROR([.B6]/[.E6];10^10);(SQRT(2*[.H6]*[.B6]+[.E6]^2)-[.E6])/[.H6])" table:style-name="ce21">
            <text:p>0,188</text:p>
          </table:table-cell>
          <table:table-cell office:value-type="float" office:value="2.7798579070301832" table:formula="of:=[.F6]*[.I6]+[.C6]" table:style-name="ce22">
            <text:p>2,780</text:p>
          </table:table-cell>
          <table:table-cell office:value-type="float" office:value="0" table:formula="of:=[.G6]*[.I6]+[.D6]" table:style-name="ce22">
            <text:p>0,000</text:p>
          </table:table-cell>
          <table:table-cell office:value-type="float" office:value="0.68179944537343173" table:formula="of:=[.F6]/2*[.I6]^2+[.C6]*[.I6]" table:style-name="ce21">
            <text:p>0,682</text:p>
          </table:table-cell>
          <table:table-cell office:value-type="float" office:value="0" table:formula="of:=[.G6]/2*[.I6]^2+[.D6]*[.I6]" table:style-name="ce21">
            <text:p>0,000</text:p>
          </table:table-cell>
          <table:table-cell office:value-type="float" office:value="0.68179944537343173" table:formula="of:=SQRT([.L6]^2+[.M6]^2)" table:style-name="ce25">
            <text:p>0,682</text:p>
          </table:table-cell>
          <table:table-cell table:number-columns-repeated="16370" table:style-name="ce1"/>
        </table:table-row>
        <table:table-row table:style-name="ro1">
          <table:table-cell office:value-type="float" office:value="4" table:style-name="ce19">
            <text:p>4</text:p>
          </table:table-cell>
          <table:table-cell office:value-type="float" office:value="1" table:style-name="ce24">
            <text:p>1</text:p>
          </table:table-cell>
          <table:table-cell office:value-type="float" office:value="2.7798579070301832" table:formula="of:=[.J6]" table:style-name="ce21">
            <text:p>2,780</text:p>
          </table:table-cell>
          <table:table-cell office:value-type="float" office:value="0" table:formula="of:=[.K6]" table:style-name="ce21">
            <text:p>0,000</text:p>
          </table:table-cell>
          <table:table-cell office:value-type="float" office:value="2.7798579070301832" table:formula="of:=SQRT([.C7]^2+[.D7]^2)" table:style-name="ce21">
            <text:p>2,780</text:p>
          </table:table-cell>
          <table:table-cell office:value-type="float" office:value="0" table:style-name="ce20">
            <text:p>0,000</text:p>
          </table:table-cell>
          <table:table-cell office:value-type="float" office:value="0" table:style-name="ce20">
            <text:p>0,000</text:p>
          </table:table-cell>
          <table:table-cell office:value-type="float" office:value="0" table:formula="of:=SQRT([.F7]^2+[.G7]^2)" table:style-name="ce21">
            <text:p>0,000</text:p>
          </table:table-cell>
          <table:table-cell office:value-type="float" office:value="0.35973061697543168" table:formula="of:=IF([.H7]=0;IFERROR([.B7]/[.E7];10^10);(SQRT(2*[.H7]*[.B7]+[.E7]^2)-[.E7])/[.H7])" table:style-name="ce21">
            <text:p>0,360</text:p>
          </table:table-cell>
          <table:table-cell office:value-type="float" office:value="2.7798579070301832" table:formula="of:=[.F7]*[.I7]+[.C7]" table:style-name="ce22">
            <text:p>2,780</text:p>
          </table:table-cell>
          <table:table-cell office:value-type="float" office:value="0" table:formula="of:=[.G7]*[.I7]+[.D7]" table:style-name="ce22">
            <text:p>0,000</text:p>
          </table:table-cell>
          <table:table-cell office:value-type="float" office:value="1" table:formula="of:=[.F7]/2*[.I7]^2+[.C7]*[.I7]" table:style-name="ce21">
            <text:p>1,000</text:p>
          </table:table-cell>
          <table:table-cell office:value-type="float" office:value="0" table:formula="of:=[.G7]/2*[.I7]^2+[.D7]*[.I7]" table:style-name="ce21">
            <text:p>0,000</text:p>
          </table:table-cell>
          <table:table-cell office:value-type="float" office:value="1" table:formula="of:=SQRT([.L7]^2+[.M7]^2)" table:style-name="ce25">
            <text:p>1,000</text:p>
          </table:table-cell>
          <table:table-cell table:number-columns-repeated="16370" table:style-name="ce1"/>
        </table:table-row>
        <table:table-row table:style-name="ro1">
          <table:table-cell office:value-type="float" office:value="5" table:style-name="ce19">
            <text:p>5</text:p>
          </table:table-cell>
          <table:table-cell office:value-type="float" office:value="1" table:style-name="ce24">
            <text:p>1</text:p>
          </table:table-cell>
          <table:table-cell office:value-type="float" office:value="2.7798579070301832" table:formula="of:=[.J7]" table:style-name="ce21">
            <text:p>2,780</text:p>
          </table:table-cell>
          <table:table-cell office:value-type="float" office:value="0" table:formula="of:=[.K7]" table:style-name="ce21">
            <text:p>0,000</text:p>
          </table:table-cell>
          <table:table-cell office:value-type="float" office:value="2.7798579070301832" table:formula="of:=SQRT([.C8]^2+[.D8]^2)" table:style-name="ce21">
            <text:p>2,780</text:p>
          </table:table-cell>
          <table:table-cell office:value-type="float" office:value="0" table:style-name="ce20">
            <text:p>0,000</text:p>
          </table:table-cell>
          <table:table-cell office:value-type="float" office:value="2" table:style-name="ce20">
            <text:p>2,000</text:p>
          </table:table-cell>
          <table:table-cell office:value-type="float" office:value="2" table:formula="of:=SQRT([.F8]^2+[.G8]^2)" table:style-name="ce21">
            <text:p>2,000</text:p>
          </table:table-cell>
          <table:table-cell office:value-type="float" office:value="0.32235095812890058" table:formula="of:=IF([.H8]=0;IFERROR([.B8]/[.E8];10^10);(SQRT(2*[.H8]*[.B8]+[.E8]^2)-[.E8])/[.H8])" table:style-name="ce21">
            <text:p>0,322</text:p>
          </table:table-cell>
          <table:table-cell office:value-type="float" office:value="2.7798579070301832" table:formula="of:=[.F8]*[.I8]+[.C8]" table:style-name="ce22">
            <text:p>2,780</text:p>
          </table:table-cell>
          <table:table-cell office:value-type="float" office:value="0.64470191625780116" table:formula="of:=[.G8]*[.I8]+[.D8]" table:style-name="ce22">
            <text:p>0,645</text:p>
          </table:table-cell>
          <table:table-cell office:value-type="float" office:value="0.89608985979337974" table:formula="of:=[.F8]/2*[.I8]^2+[.C8]*[.I8]" table:style-name="ce21">
            <text:p>0,896</text:p>
          </table:table-cell>
          <table:table-cell office:value-type="float" office:value="0.10391014020662022" table:formula="of:=[.G8]/2*[.I8]^2+[.D8]*[.I8]" table:style-name="ce21">
            <text:p>0,104</text:p>
          </table:table-cell>
          <table:table-cell office:value-type="float" office:value="0.90209442635584347" table:formula="of:=SQRT([.L8]^2+[.M8]^2)" table:style-name="ce25">
            <text:p>0,902</text:p>
          </table:table-cell>
          <table:table-cell table:number-columns-repeated="16370" table:style-name="ce1"/>
        </table:table-row>
        <table:table-row table:style-name="ro1">
          <table:table-cell office:value-type="float" office:value="6" table:style-name="ce19">
            <text:p>6</text:p>
          </table:table-cell>
          <table:table-cell office:value-type="float" office:value="1" table:style-name="ce24">
            <text:p>1</text:p>
          </table:table-cell>
          <table:table-cell office:value-type="float" office:value="2.7798579070301832" table:formula="of:=[.J8]" table:style-name="ce21">
            <text:p>2,780</text:p>
          </table:table-cell>
          <table:table-cell office:value-type="float" office:value="0.64470191625780116" table:formula="of:=[.K8]" table:style-name="ce21">
            <text:p>0,645</text:p>
          </table:table-cell>
          <table:table-cell office:value-type="float" office:value="2.8536381242380244" table:formula="of:=SQRT([.C9]^2+[.D9]^2)" table:style-name="ce21">
            <text:p>2,854</text:p>
          </table:table-cell>
          <table:table-cell office:value-type="float" office:value="0" table:style-name="ce20">
            <text:p>0,000</text:p>
          </table:table-cell>
          <table:table-cell office:value-type="float" office:value="2" table:style-name="ce20">
            <text:p>2,000</text:p>
          </table:table-cell>
          <table:table-cell office:value-type="float" office:value="2" table:formula="of:=SQRT([.F9]^2+[.G9]^2)" table:style-name="ce21">
            <text:p>2,000</text:p>
          </table:table-cell>
          <table:table-cell office:value-type="float" office:value="0.31553929253314639" table:formula="of:=IF([.H9]=0;IFERROR([.B9]/[.E9];10^10);(SQRT(2*[.H9]*[.B9]+[.E9]^2)-[.E9])/[.H9])" table:style-name="ce21">
            <text:p>0,316</text:p>
          </table:table-cell>
          <table:table-cell office:value-type="float" office:value="2.7798579070301832" table:formula="of:=[.F9]*[.I9]+[.C9]" table:style-name="ce22">
            <text:p>2,780</text:p>
          </table:table-cell>
          <table:table-cell office:value-type="float" office:value="1.2757805013240939" table:formula="of:=[.G9]*[.I9]+[.D9]" table:style-name="ce22">
            <text:p>1,276</text:p>
          </table:table-cell>
          <table:table-cell office:value-type="float" office:value="0.87715439732697709" table:formula="of:=[.F9]/2*[.I9]^2+[.C9]*[.I9]" table:style-name="ce21">
            <text:p>0,877</text:p>
          </table:table-cell>
          <table:table-cell office:value-type="float" office:value="0.30299383168306893" table:formula="of:=[.G9]/2*[.I9]^2+[.D9]*[.I9]" table:style-name="ce21">
            <text:p>0,303</text:p>
          </table:table-cell>
          <table:table-cell office:value-type="float" office:value="0.92801136781186055" table:formula="of:=SQRT([.L9]^2+[.M9]^2)" table:style-name="ce25">
            <text:p>0,928</text:p>
          </table:table-cell>
          <table:table-cell table:number-columns-repeated="16370" table:style-name="ce1"/>
        </table:table-row>
        <table:table-row table:style-name="ro1">
          <table:table-cell office:value-type="float" office:value="7" table:style-name="ce19">
            <text:p>7</text:p>
          </table:table-cell>
          <table:table-cell office:value-type="float" office:value="1" table:style-name="ce24">
            <text:p>1</text:p>
          </table:table-cell>
          <table:table-cell office:value-type="float" office:value="2.7798579070301832" table:formula="of:=[.J9]" table:style-name="ce21">
            <text:p>2,780</text:p>
          </table:table-cell>
          <table:table-cell office:value-type="float" office:value="1.2757805013240939" table:formula="of:=[.K9]" table:style-name="ce21">
            <text:p>1,276</text:p>
          </table:table-cell>
          <table:table-cell office:value-type="float" office:value="3.0586313721723624" table:formula="of:=SQRT([.C10]^2+[.D10]^2)" table:style-name="ce21">
            <text:p>3,059</text:p>
          </table:table-cell>
          <table:table-cell office:value-type="float" office:value="0" table:style-name="ce20">
            <text:p>0,000</text:p>
          </table:table-cell>
          <table:table-cell office:value-type="float" office:value="-2" table:style-name="ce20">
            <text:p>-2,000</text:p>
          </table:table-cell>
          <table:table-cell office:value-type="float" office:value="2" table:formula="of:=SQRT([.F10]^2+[.G10]^2)" table:style-name="ce21">
            <text:p>2,000</text:p>
          </table:table-cell>
          <table:table-cell office:value-type="float" office:value="0.29792443708024252" table:formula="of:=IF([.H10]=0;IFERROR([.B10]/[.E10];10^10);(SQRT(2*[.H10]*[.B10]+[.E10]^2)-[.E10])/[.H10])" table:style-name="ce21">
            <text:p>0,298</text:p>
          </table:table-cell>
          <table:table-cell office:value-type="float" office:value="2.7798579070301832" table:formula="of:=[.F10]*[.I10]+[.C10]" table:style-name="ce22">
            <text:p>2,780</text:p>
          </table:table-cell>
          <table:table-cell office:value-type="float" office:value="0.67993162716360889" table:formula="of:=[.G10]*[.I10]+[.D10]" table:style-name="ce22">
            <text:p>0,680</text:p>
          </table:table-cell>
          <table:table-cell office:value-type="float" office:value="0.82818760211502851" table:formula="of:=[.F10]/2*[.I10]^2+[.C10]*[.I10]" table:style-name="ce21">
            <text:p>0,828</text:p>
          </table:table-cell>
          <table:table-cell office:value-type="float" office:value="0.2913272174853509" table:formula="of:=[.G10]/2*[.I10]^2+[.D10]*[.I10]" table:style-name="ce21">
            <text:p>0,291</text:p>
          </table:table-cell>
          <table:table-cell office:value-type="float" office:value="0.87793294273811018" table:formula="of:=SQRT([.L10]^2+[.M10]^2)" table:style-name="ce25">
            <text:p>0,878</text:p>
          </table:table-cell>
          <table:table-cell table:number-columns-repeated="16370" table:style-name="ce1"/>
        </table:table-row>
        <table:table-row table:style-name="ro1">
          <table:table-cell office:value-type="float" office:value="8" table:style-name="ce19">
            <text:p>8</text:p>
          </table:table-cell>
          <table:table-cell office:value-type="float" office:value="1" table:style-name="ce24">
            <text:p>1</text:p>
          </table:table-cell>
          <table:table-cell office:value-type="float" office:value="2.7798579070301832" table:formula="of:=[.J10]" table:style-name="ce21">
            <text:p>2,780</text:p>
          </table:table-cell>
          <table:table-cell office:value-type="float" office:value="0.67993162716360889" table:formula="of:=[.K10]" table:style-name="ce21">
            <text:p>0,680</text:p>
          </table:table-cell>
          <table:table-cell office:value-type="float" office:value="2.8618031030969937" table:formula="of:=SQRT([.C11]^2+[.D11]^2)" table:style-name="ce21">
            <text:p>2,862</text:p>
          </table:table-cell>
          <table:table-cell office:value-type="float" office:value="0" table:style-name="ce20">
            <text:p>0,000</text:p>
          </table:table-cell>
          <table:table-cell office:value-type="float" office:value="-2" table:style-name="ce20">
            <text:p>-2,000</text:p>
          </table:table-cell>
          <table:table-cell office:value-type="float" office:value="2" table:formula="of:=SQRT([.F11]^2+[.G11]^2)" table:style-name="ce21">
            <text:p>2,000</text:p>
          </table:table-cell>
          <table:table-cell office:value-type="float" office:value="0.31480153037119063" table:formula="of:=IF([.H11]=0;IFERROR([.B11]/[.E11];10^10);(SQRT(2*[.H11]*[.B11]+[.E11]^2)-[.E11])/[.H11])" table:style-name="ce21">
            <text:p>0,315</text:p>
          </table:table-cell>
          <table:table-cell office:value-type="float" office:value="2.7798579070301832" table:formula="of:=[.F11]*[.I11]+[.C11]" table:style-name="ce22">
            <text:p>2,780</text:p>
          </table:table-cell>
          <table:table-cell office:value-type="float" office:value="5.0328566421227627E-2" table:formula="of:=[.G11]*[.I11]+[.D11]" table:style-name="ce22">
            <text:p>0,050</text:p>
          </table:table-cell>
          <table:table-cell office:value-type="float" office:value="0.87510352334755659" table:formula="of:=[.F11]/2*[.I11]^2+[.C11]*[.I11]" table:style-name="ce21">
            <text:p>0,875</text:p>
          </table:table-cell>
          <table:table-cell office:value-type="float" office:value="0.11494351325483423" table:formula="of:=[.G11]/2*[.I11]^2+[.D11]*[.I11]" table:style-name="ce21">
            <text:p>0,115</text:p>
          </table:table-cell>
          <table:table-cell office:value-type="float" office:value="0.88262006991381725" table:formula="of:=SQRT([.L11]^2+[.M11]^2)" table:style-name="ce25">
            <text:p>0,883</text:p>
          </table:table-cell>
          <table:table-cell table:number-columns-repeated="16370" table:style-name="ce1"/>
        </table:table-row>
        <table:table-row table:style-name="ro1">
          <table:table-cell office:value-type="float" office:value="9" table:style-name="ce19">
            <text:p>9</text:p>
          </table:table-cell>
          <table:table-cell office:value-type="float" office:value="1" table:style-name="ce19">
            <text:p>1</text:p>
          </table:table-cell>
          <table:table-cell office:value-type="float" office:value="2.7798579070301832" table:formula="of:=[.J11]" table:style-name="ce21">
            <text:p>2,780</text:p>
          </table:table-cell>
          <table:table-cell office:value-type="float" office:value="5.0328566421227627E-2" table:formula="of:=[.K11]" table:style-name="ce21">
            <text:p>0,050</text:p>
          </table:table-cell>
          <table:table-cell office:value-type="float" office:value="2.7803134621614602" table:formula="of:=SQRT([.C12]^2+[.D12]^2)" table:style-name="ce21">
            <text:p>2,780</text:p>
          </table:table-cell>
          <table:table-cell office:value-type="float" office:value="0" table:style-name="ce20">
            <text:p>0,000</text:p>
          </table:table-cell>
          <table:table-cell office:value-type="float" office:value="0" table:style-name="ce20">
            <text:p>0,000</text:p>
          </table:table-cell>
          <table:table-cell office:value-type="float" office:value="0" table:formula="of:=SQRT([.F12]^2+[.G12]^2)" table:style-name="ce21">
            <text:p>0,000</text:p>
          </table:table-cell>
          <table:table-cell office:value-type="float" office:value="0.35967167501414893" table:formula="of:=IF([.H12]=0;IFERROR([.B12]/[.E12];10^10);(SQRT(2*[.H12]*[.B12]+[.E12]^2)-[.E12])/[.H12])" table:style-name="ce21">
            <text:p>0,360</text:p>
          </table:table-cell>
          <table:table-cell office:value-type="float" office:value="2.7798579070301832" table:formula="of:=[.F12]*[.I12]+[.C12]" table:style-name="ce22">
            <text:p>2,780</text:p>
          </table:table-cell>
          <table:table-cell office:value-type="float" office:value="5.0328566421227627E-2" table:formula="of:=[.G12]*[.I12]+[.D12]" table:style-name="ce22">
            <text:p>0,050</text:p>
          </table:table-cell>
          <table:table-cell office:value-type="float" office:value="0.99983614972287227" table:formula="of:=[.F12]/2*[.I12]^2+[.C12]*[.I12]" table:style-name="ce21">
            <text:p>1,000</text:p>
          </table:table-cell>
          <table:table-cell office:value-type="float" office:value="1.8101759785783791E-2" table:formula="of:=[.G12]/2*[.I12]^2+[.D12]*[.I12]" table:style-name="ce21">
            <text:p>0,018</text:p>
          </table:table-cell>
          <table:table-cell office:value-type="float" office:value="1" table:formula="of:=SQRT([.L12]^2+[.M12]^2)" table:style-name="ce21">
            <text:p>1,000</text:p>
          </table:table-cell>
          <table:table-cell table:number-columns-repeated="16370" table:style-name="ce1"/>
        </table:table-row>
        <table:table-row table:style-name="ro1">
          <table:table-cell table:style-name="ce1">
            <draw:frame draw:z-index="1" draw:id="id0" draw:style-name="a0" draw:name="Diagramm 14" svg:x="0.03086in" svg:y="0.02315in" svg:width="7.57262in" svg:height="2.7309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table:style-name="ce1">
            <draw:frame draw:z-index="2" draw:id="id1" draw:style-name="a1" draw:name="Diagramm 15" svg:x="1.04166in" svg:y="0.03087in" svg:width="6.40432in" svg:height="2.7386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4" table:style-name="ce1"/>
          <table:table-cell table:style-name="ce2"/>
          <table:table-cell table:number-columns-repeated="16370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15-06-05T18:19:34Z</meta:creation-date>
    <dc:date>2017-05-30T19:19:29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6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1736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96.6274015748031pt" svg:width="545.2286614173228pt" chart:style-name="Crt0">
        <chart:title chart:style-name="CT00">
          <text:p text:style-name="a0" text:class-names="" text:cond-style-name="">X Values</text:p>
        </chart:title>
        <chart:legend svg:x="410.1873228346456pt" svg:y="7.107952755905512pt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XY_.$C$3" chart:values-cell-range-address="XY_.$C$4:.$C$12" chart:class="chart:scatter" chart:attached-axis="primary-y" chart:style-name="G0S0">
            <chart:domain table:cell-range-address="XY_.$A$4:.$A$12"/>
            <chart:data-point chart:repeated="9"/>
          </chart:series>
          <chart:series chart:label-cell-address="XY_.$F$3" chart:values-cell-range-address="XY_.$F$4:.$F$12" chart:class="chart:scatter" chart:attached-axis="primary-y" chart:style-name="G0S1">
            <chart:domain table:cell-range-address="XY_.$A$4:.$A$12"/>
            <chart:data-point chart:repeated="9"/>
          </chart:series>
          <chart:series chart:label-cell-address="XY_.$I$3" chart:values-cell-range-address="XY_.$I$4:.$I$12" chart:class="chart:scatter" chart:attached-axis="primary-y" chart:style-name="G0S2">
            <chart:domain table:cell-range-address="XY_.$A$3:.$A$12"/>
            <chart:data-point chart:repeated="9"/>
          </chart:series>
          <chart:series chart:label-cell-address="XY_.$J$3" chart:values-cell-range-address="XY_.$J$4:.$J$12" chart:class="chart:scatter" chart:attached-axis="primary-y" chart:style-name="G0S3">
            <chart:domain table:cell-range-address="XY_.$A$4:.$A$12"/>
            <chart:data-point chart:repeated="9"/>
          </chart:series>
          <chart:series chart:label-cell-address="XY_.$L$3" chart:values-cell-range-address="XY_.$L$4:.$L$12" chart:class="chart:scatter" chart:attached-axis="primary-y" chart:style-name="G0S4">
            <chart:domain table:cell-range-address="XY_.$A$4:.$A$12"/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6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97.1828346456693pt" svg:width="461.1111023622047pt" chart:style-name="Crt0">
        <chart:title chart:style-name="CT00">
          <text:p text:style-name="a0" text:class-names="" text:cond-style-name="">Y Values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XY_.$D$3" chart:values-cell-range-address="XY_.$D$4:.$D$12" chart:class="chart:scatter" chart:attached-axis="primary-y" chart:style-name="G0S0">
            <chart:domain table:cell-range-address="XY_.$A$4:.$A$12"/>
            <chart:data-point chart:repeated="9"/>
          </chart:series>
          <chart:series chart:label-cell-address="XY_.$G$3" chart:values-cell-range-address="XY_.$G$4:.$G$12" chart:class="chart:scatter" chart:attached-axis="primary-y" chart:style-name="G0S1">
            <chart:domain table:cell-range-address="XY_.$A$4:.$A$12"/>
            <chart:data-point chart:repeated="9"/>
          </chart:series>
          <chart:series chart:label-cell-address="XY_.$I$3" chart:values-cell-range-address="XY_.$I$4:.$I$12" chart:class="chart:scatter" chart:attached-axis="primary-y" chart:style-name="G0S2">
            <chart:domain table:cell-range-address="XY_.$A$3:.$A$12"/>
            <chart:data-point chart:repeated="9"/>
          </chart:series>
          <chart:series chart:label-cell-address="XY_.$K$3" chart:values-cell-range-address="XY_.$K$4:.$K$12" chart:class="chart:scatter" chart:attached-axis="primary-y" chart:style-name="G0S3">
            <chart:domain table:cell-range-address="XY_.$A$4:.$A$12"/>
            <chart:data-point chart:repeated="9"/>
          </chart:series>
          <chart:series chart:label-cell-address="XY_.$M$3" chart:values-cell-range-address="XY_.$M$4:.$M$12" chart:class="chart:scatter" chart:attached-axis="primary-y" chart:style-name="G0S4">
            <chart:domain table:cell-range-address="XY_.$A$4:.$A$12"/>
            <chart:data-point chart:repeated="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